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andpunkt 0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//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C_absolute_distances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0.204" calcext:value-type="float">
            <text:p>0,204</text:p>
          </table:table-cell>
          <table:table-cell office:value-type="float" office:value="0.30599999" calcext:value-type="float">
            <text:p>0,30599999</text:p>
          </table:table-cell>
          <table:table-cell office:value-type="float" office:value="-0.039" calcext:value-type="float">
            <text:p>-0,039</text:p>
          </table:table-cell>
          <table:table-cell office:value-type="float" office:value="0.369828" calcext:value-type="float">
            <text:p>0,369828</text:p>
          </table:table-cell>
          <table:table-cell/>
          <table:table-cell table:formula="of:=AVERAGE([.D3:.D8])" office:value-type="float" office:value="0.552486166666667" calcext:value-type="float">
            <text:p>0,552 m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unkt2</text:p>
          </table:table-cell>
          <table:table-cell office:value-type="float" office:value="0.787" calcext:value-type="float">
            <text:p>0,787</text:p>
          </table:table-cell>
          <table:table-cell office:value-type="float" office:value="7132.305" calcext:value-type="float">
            <text:p>7132,305</text:p>
          </table:table-cell>
          <table:table-cell office:value-type="float" office:value="1006.821" calcext:value-type="float">
            <text:p>1006,821</text:p>
          </table:table-cell>
          <table:table-cell table:number-columns-repeated="5"/>
        </table:table-row>
        <table:table-row table:style-name="ro1">
          <table:table-cell office:value-type="float" office:value="172.73699951" calcext:value-type="float">
            <text:p>172,73699951</text:p>
          </table:table-cell>
          <table:table-cell office:value-type="float" office:value="-4113.13378906" calcext:value-type="float">
            <text:p>-4113,13378906</text:p>
          </table:table-cell>
          <table:table-cell office:value-type="float" office:value="1013.99200439" calcext:value-type="float">
            <text:p>1013,99200439</text:p>
          </table:table-cell>
          <table:table-cell office:value-type="float" office:value="0.696931" calcext:value-type="float">
            <text:p>0,696931</text:p>
          </table:table-cell>
          <table:table-cell/>
          <table:table-cell table:formula="of:=STDEV([.D3:.D8])" office:value-type="float" office:value="0.143736430318019" calcext:value-type="float">
            <text:p>0,144 mm</text:p>
          </table:table-cell>
          <table:table-cell office:value-type="string" calcext:value-type="string">
            <text:p>stabw</text:p>
          </table:table-cell>
          <table:table-cell table:number-columns-repeated="9"/>
        </table:table-row>
        <table:table-row table:style-name="ro1">
          <table:table-cell office:value-type="float" office:value="8730.94140625" calcext:value-type="float">
            <text:p>8730,94140625</text:p>
          </table:table-cell>
          <table:table-cell office:value-type="float" office:value="-4133.22314453" calcext:value-type="float">
            <text:p>-4133,22314453</text:p>
          </table:table-cell>
          <table:table-cell office:value-type="float" office:value="110.60299683" calcext:value-type="float">
            <text:p>110,60299683</text:p>
          </table:table-cell>
          <table:table-cell office:value-type="float" office:value="0.615474" calcext:value-type="float">
            <text:p>0,615474</text:p>
          </table:table-cell>
          <table:table-cell/>
          <table:table-cell table:formula="of:=MAX([.D3:.D8])" office:value-type="float" office:value="0.696931" calcext:value-type="float">
            <text:p>0,697 mm</text:p>
          </table:table-cell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float" office:value="9532.0390625" calcext:value-type="float">
            <text:p>9532,0390625</text:p>
          </table:table-cell>
          <table:table-cell office:value-type="float" office:value="8157.08203125" calcext:value-type="float">
            <text:p>8157,08203125</text:p>
          </table:table-cell>
          <table:table-cell office:value-type="float" office:value="-44.64099884" calcext:value-type="float">
            <text:p>-44,64099884</text:p>
          </table:table-cell>
          <table:table-cell office:value-type="float" office:value="0.381756" calcext:value-type="float">
            <text:p>0,381756</text:p>
          </table:table-cell>
          <table:table-cell/>
          <table:table-cell table:formula="of:=MIN([.D3:.D8])" office:value-type="float" office:value="0.369828" calcext:value-type="float">
            <text:p>0,370 mm</text:p>
          </table:table-cell>
          <table:table-cell office:value-type="string" calcext:value-type="string">
            <text:p>min</text:p>
          </table:table-cell>
          <table:table-cell table:number-columns-repeated="9"/>
        </table:table-row>
        <table:table-row table:style-name="ro1">
          <table:table-cell office:value-type="float" office:value="7951.94677734" calcext:value-type="float">
            <text:p>7951,94677734</text:p>
          </table:table-cell>
          <table:table-cell office:value-type="float" office:value="19160.00195313" calcext:value-type="float">
            <text:p>19160,00195313</text:p>
          </table:table-cell>
          <table:table-cell office:value-type="float" office:value="862.80297852" calcext:value-type="float">
            <text:p>862,80297852</text:p>
          </table:table-cell>
          <table:table-cell office:value-type="float" office:value="0.676965" calcext:value-type="float">
            <text:p>0,676965</text:p>
          </table:table-cell>
          <table:table-cell table:number-columns-repeated="12"/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14014.61914063" calcext:value-type="float">
            <text:p>14014,61914063</text:p>
          </table:table-cell>
          <table:table-cell office:value-type="float" office:value="0.074" calcext:value-type="float">
            <text:p>0,074</text:p>
          </table:table-cell>
          <table:table-cell office:value-type="float" office:value="0.573963" calcext:value-type="float">
            <text:p>0,57396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Abw. Punkt2</text:p>
          </table:table-cell>
          <table:table-cell table:formula="of:=[.I3]-[.I12]" office:value-type="float" office:value="0.048" calcext:value-type="float">
            <text:p>0,048</text:p>
          </table:table-cell>
          <table:table-cell table:formula="of:=[.J3]-[.J12]" office:value-type="float" office:value="0.0300000000006548" calcext:value-type="float">
            <text:p>0,030000000000655</text:p>
          </table:table-cell>
          <table:table-cell table:formula="of:=[.K3]-[.K12]" office:value-type="float" office:value="0.00499999999999545" calcext:value-type="float">
            <text:p>0,004999999999995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Standpunkt 1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//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C_absolute_distances</text:p>
          </table:table-cell>
          <table:table-cell table:number-columns-repeated="12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30500001" calcext:value-type="float">
            <text:p>0,30500001</text:p>
          </table:table-cell>
          <table:table-cell office:value-type="float" office:value="0.052" calcext:value-type="float">
            <text:p>0,052</text:p>
          </table:table-cell>
          <table:table-cell office:value-type="float" office:value="0.384929" calcext:value-type="float">
            <text:p>0,384929</text:p>
          </table:table-cell>
          <table:table-cell/>
          <table:table-cell table:formula="of:=AVERAGE([.D12:.D17])" office:value-type="float" office:value="0.553196" calcext:value-type="float">
            <text:p>0,553 m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Punkt2</text:p>
          </table:table-cell>
          <table:table-cell office:value-type="float" office:value="0.739" calcext:value-type="float">
            <text:p>0,739</text:p>
          </table:table-cell>
          <table:table-cell office:value-type="float" office:value="7132.275" calcext:value-type="float">
            <text:p>7132,275</text:p>
          </table:table-cell>
          <table:table-cell office:value-type="float" office:value="1006.816" calcext:value-type="float">
            <text:p>1006,816</text:p>
          </table:table-cell>
          <table:table-cell table:number-columns-repeated="5"/>
        </table:table-row>
        <table:table-row table:style-name="ro1">
          <table:table-cell office:value-type="float" office:value="172.7250061" calcext:value-type="float">
            <text:p>172,7250061</text:p>
          </table:table-cell>
          <table:table-cell office:value-type="float" office:value="-4113.13085938" calcext:value-type="float">
            <text:p>-4113,13085938</text:p>
          </table:table-cell>
          <table:table-cell office:value-type="float" office:value="1013.96899414" calcext:value-type="float">
            <text:p>1013,96899414</text:p>
          </table:table-cell>
          <table:table-cell office:value-type="float" office:value="0.694036" calcext:value-type="float">
            <text:p>0,694036</text:p>
          </table:table-cell>
          <table:table-cell/>
          <table:table-cell table:formula="of:=STDEV([.D12:.D17])" office:value-type="float" office:value="0.13434641915883" calcext:value-type="float">
            <text:p>0,134 mm</text:p>
          </table:table-cell>
          <table:table-cell office:value-type="string" calcext:value-type="string">
            <text:p>stabw</text:p>
          </table:table-cell>
          <table:table-cell table:number-columns-repeated="9"/>
        </table:table-row>
        <table:table-row table:style-name="ro1">
          <table:table-cell office:value-type="float" office:value="8730.94628906" calcext:value-type="float">
            <text:p>8730,94628906</text:p>
          </table:table-cell>
          <table:table-cell office:value-type="float" office:value="-4133.25585938" calcext:value-type="float">
            <text:p>-4133,25585938</text:p>
          </table:table-cell>
          <table:table-cell office:value-type="float" office:value="110.54599762" calcext:value-type="float">
            <text:p>110,54599762</text:p>
          </table:table-cell>
          <table:table-cell office:value-type="float" office:value="0.605587" calcext:value-type="float">
            <text:p>0,605587</text:p>
          </table:table-cell>
          <table:table-cell/>
          <table:table-cell table:formula="of:=MAX([.D12:.D17])" office:value-type="float" office:value="0.694036" calcext:value-type="float">
            <text:p>0,694 mm</text:p>
          </table:table-cell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office:value-type="float" office:value="9532.04394531" calcext:value-type="float">
            <text:p>9532,04394531</text:p>
          </table:table-cell>
          <table:table-cell office:value-type="float" office:value="8157.13916016" calcext:value-type="float">
            <text:p>8157,13916016</text:p>
          </table:table-cell>
          <table:table-cell office:value-type="float" office:value="-44.59600067" calcext:value-type="float">
            <text:p>-44,59600067</text:p>
          </table:table-cell>
          <table:table-cell office:value-type="float" office:value="0.399173" calcext:value-type="float">
            <text:p>0,399173</text:p>
          </table:table-cell>
          <table:table-cell/>
          <table:table-cell table:formula="of:=MIN([.D12:.D17])" office:value-type="float" office:value="0.384929" calcext:value-type="float">
            <text:p>0,385 mm</text:p>
          </table:table-cell>
          <table:table-cell office:value-type="string" calcext:value-type="string">
            <text:p>min</text:p>
          </table:table-cell>
          <table:table-cell table:number-columns-repeated="9"/>
        </table:table-row>
        <table:table-row table:style-name="ro1">
          <table:table-cell office:value-type="float" office:value="7951.97021484" calcext:value-type="float">
            <text:p>7951,97021484</text:p>
          </table:table-cell>
          <table:table-cell office:value-type="float" office:value="19159.9921875" calcext:value-type="float">
            <text:p>19159,9921875</text:p>
          </table:table-cell>
          <table:table-cell office:value-type="float" office:value="862.80700684" calcext:value-type="float">
            <text:p>862,80700684</text:p>
          </table:table-cell>
          <table:table-cell office:value-type="float" office:value="0.678137" calcext:value-type="float">
            <text:p>0,67813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4014.63183594" calcext:value-type="float">
            <text:p>14014,63183594</text:p>
          </table:table-cell>
          <table:table-cell office:value-type="float" office:value="0.019" calcext:value-type="float">
            <text:p>0,019</text:p>
          </table:table-cell>
          <table:table-cell office:value-type="float" office:value="0.557314" calcext:value-type="float">
            <text:p>0,557314</text:p>
          </table:table-cell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  <number:text> m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00:04:10.1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23:08:50.333000000</meta:creation-date>
    <dc:date>2022-01-26T00:27:35.688000000</dc:date>
    <meta:editing-duration>PT22M36S</meta:editing-duration>
    <meta:editing-cycles>3</meta:editing-cycles>
    <meta:generator>LibreOffice/7.1.5.2$Windows_X86_64 LibreOffice_project/85f04e9f809797b8199d13c421bd8a2b025d52b5</meta:generator>
    <meta:document-statistic meta:table-count="1" meta:cell-count="86" meta:object-count="0"/>
  </office:meta>
</office:document-meta>
</file>